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3.422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style:style style:name="ce4" style:family="table-cell" style:parent-style-name="Default">
      <style:table-cell-properties fo:wrap-option="wrap"/>
    </style:style>
    <style:style style:name="ce5"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03</text:p>
          </table:table-cell>
          <table:table-cell table:style-name="ce1" office:value-type="string">
            <text:p>学研・はじめてのおけいこ</text:p>
            <text:p>数字の「４」の練習。数字も少しずつ身に付いてきた。本格的な脳トレ開始まであと少し！基礎力に加えて、しっかり応用力付けていきますよー。</text:p>
          </table:table-cell>
          <table:table-cell table:style-name="ce1" office:value-type="string">
            <text:p>将棋タウン「将棋幼稚園」マナーについて</text:p>
            <text:p>待ったの禁止・開始と終了の挨拶・持ち駒の扱い方・助言の禁止</text:p>
          </table:table-cell>
          <table:table-cell table:style-name="ce1" office:value-type="string">
            <text:p>サイト「将棋のルール」</text:p>
            <text:p>「王手」の宣告は不要。</text:p>
          </table:table-cell>
          <table:table-cell table:style-name="ce5" office:value-type="string">
            <text:p>練習局面課題演習　ＡＩ将棋優勝記念版　６級　１周目　第１問</text:p>
            <text:p>０．０００３４％　－４０６４　５７級　たまご</text:p>
            <text:p>絶対レートアップ！</text:p>
            <text:p>本日一発目はマナーについての学習だけでしたが、講義を進めて演習をやりまくってどんどん棋力を上げていきたいですね。本格的な学習はまだまだ先になりますが、幼児教育などを通して頭作りに励んでいきたいと思います。そして将棋のルールから垣間見える将棋の特徴を掴みながらルール講義を進めていきます。時間は掛かりそうですが、仕事の合間などを利用して時間を取っていき、演習を進めていきたいと考えています。よろしくお願いし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304</text:p>
          </table:table-cell>
          <table:table-cell table:style-name="ce1" office:value-type="string">
            <text:p>学研・はじめてのおけいこ</text:p>
            <text:p>続いては５を意識したウサギの迷路。筆順等を学ぶのにはちょっと不適切な題材。</text:p>
          </table:table-cell>
          <table:table-cell table:style-name="ce1" office:value-type="string">
            <text:p>将棋タウン「将棋幼稚園」マナーについて</text:p>
            <text:p>玉将と王将・手の戻しの禁止・空打ちや叩きつけの禁止・長考の配慮・私語禁止・感想戦の励行</text:p>
          </table:table-cell>
          <table:table-cell table:style-name="ce1" office:value-type="string">
            <text:p>サイト「将棋のルール」</text:p>
            <text:p>お互いの王様が詰められなくなってしまったらどうしよう？？？</text:p>
          </table:table-cell>
          <table:table-cell table:style-name="ce1" office:value-type="string">
            <text:p>練習局面課題演習　ＡＩ将棋１２　６級　１周目　第１問</text:p>
            <text:p>０．０００３４％　－４０６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305</text:p>
          </table:table-cell>
          <table:table-cell office:value-type="string">
            <text:p>学研・はじめてのおけいこ</text:p>
            <text:p>数字の５の練習～。</text:p>
          </table:table-cell>
          <table:table-cell office:value-type="string">
            <text:p>将棋タウン「将棋幼稚園」棋譜の読み方・書き方</text:p>
            <text:p>基礎編・前半戦</text:p>
          </table:table-cell>
          <table:table-cell office:value-type="string">
            <text:p>サイト「将棋のルール」</text:p>
            <text:p>玉が敵陣に入ることを「入玉」という。入玉すると成駒を量産出来て寄せられにくくなる。</text:p>
          </table:table-cell>
          <table:table-cell office:value-type="string">
            <text:p>練習局面課題演習　ＡＩ将棋１３　６級　１周目　第１問</text:p>
            <text:p>０．０００３５％　－４０６４　５７級　たまご</text:p>
            <text:p>達成率アップ！こちらが上がってくると本当に進めたんだなーと実感できる。棋力共々しっかり上げていきたいですね。反則ルールの色々について学びました。まだまだ学ぶことが沢山あります。順にやっていきます。</text:p>
          </table:table-cell>
          <table:table-cell table:style-name="ce1" table:number-columns-repeated="17"/>
          <table:table-cell table:number-columns-repeated="1000"/>
        </table:table-row>
        <table:table-row table:style-name="ro6">
          <table:table-cell table:style-name="ce1"/>
          <table:table-cell table:style-name="ce1" office:value-type="string">
            <text:p>4</text:p>
          </table:table-cell>
          <table:table-cell table:style-name="ce1" office:value-type="string">
            <text:p>306</text:p>
          </table:table-cell>
          <table:table-cell table:style-name="ce1" office:value-type="string">
            <text:p>学研・はじめてのおけいこ</text:p>
            <text:p>最後は５本の花のシール貼りでおけいこ終了！運筆練習を徹底的にやっている感じですね。まだまだ運筆ワークがあります。そちらを消化してから次の単元に移っていきます。</text:p>
          </table:table-cell>
          <table:table-cell table:style-name="ce1" office:value-type="string">
            <text:p>将棋タウン「将棋幼稚園」棋譜の読み方・書き方</text:p>
            <text:p>基礎編・後半戦</text:p>
          </table:table-cell>
          <table:table-cell table:style-name="ce1" office:value-type="string">
            <text:p>サイト「将棋のルール」</text:p>
            <text:p>但し、お互いが入玉してしまうとお互いが寄せられなくなってしまうので相入玉の特殊ルールで勝敗を決めることになる。</text:p>
          </table:table-cell>
          <table:table-cell table:style-name="ce1" office:value-type="string">
            <text:p>練習局面課題演習　ＡＩ将棋１５　６級　１周目　第１問</text:p>
            <text:p>０．０００３５％　－４０６４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307</text:p>
          </table:table-cell>
          <table:table-cell table:style-name="ce1" office:value-type="string">
            <text:p>文理・はじめてのおけいこ</text:p>
            <text:p>鉛筆ごっこ・はじめてのおけいこ文理バージョン。公文→学研と続いてトップレベル問題集出版社の文理の教材に入っていきます。最初は基本の運筆練習で、後半は少しだけ考える問題が掲載されているようです。張り切って進めていきます！</text:p>
          </table:table-cell>
          <table:table-cell table:style-name="ce1" office:value-type="string">
            <text:p>将棋タウン「将棋幼稚園」棋譜の読み方・書き方</text:p>
            <text:p>応用編</text:p>
          </table:table-cell>
          <table:table-cell table:style-name="ce1" office:value-type="string">
            <text:p>サイト「将棋のルール」</text:p>
            <text:p>相入玉の勝敗の決め方。玉０点飛車角５点その他１点。</text:p>
          </table:table-cell>
          <table:table-cell table:style-name="ce1" office:value-type="string">
            <text:p>練習局面課題演習　ＡＩ将棋１６　６級　１周目　第１問</text:p>
            <text:p>０．０００３５％　－４０６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308</text:p>
          </table:table-cell>
          <table:table-cell table:style-name="ce1" office:value-type="string">
            <text:p>文理・はじめてのおけいこ</text:p>
            <text:p>まずは鉛筆の持ち方の学習。写真と文だけで学んでいますが少しずつ持ち方が分かって来たような気がします。</text:p>
          </table:table-cell>
          <table:table-cell table:style-name="ce1" office:value-type="string">
            <text:p>将棋タウン「将棋幼稚園」棋譜の読み方・書き方</text:p>
            <text:p>詰将棋編</text:p>
          </table:table-cell>
          <table:table-cell table:style-name="ce1" office:value-type="string">
            <text:p>サイト「将棋のルール」</text:p>
            <text:p>盤上にある駒と持ち駒を合計して算出。成駒も表の駒の点数と同じ。２４点に満たなければその人の負け。両者２４点以上ならば引き分けとなる。</text:p>
          </table:table-cell>
          <table:table-cell table:style-name="ce1" office:value-type="string">
            <text:p>練習局面課題演習　ＡＩ将棋１７　６級　１周目　第１問</text:p>
            <text:p>０．０００３５％　－４０６４　５７級　たまご</text:p>
          </table:table-cell>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6"/>
          <table:table-cell table:style-name="ce5"/>
          <table:table-cell table:style-name="ce1" table:number-columns-repeated="17"/>
          <table:table-cell table:number-columns-repeated="1000"/>
        </table:table-row>
        <table:table-row table:style-name="ro4">
          <table:table-cell table:style-name="ce1" table:number-columns-repeated="3"/>
          <table:table-cell table:style-name="ce3"/>
          <table:table-cell table:style-name="ce1" table:number-columns-repeated="20"/>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3"/>
          <table:table-cell table:style-name="ce4" table:number-columns-repeated="4"/>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2"/>
          <table:table-cell/>
          <table:table-cell table:style-name="ce1" table:number-columns-repeated="21"/>
          <table:table-cell table:number-columns-repeated="1000"/>
        </table:table-row>
        <table:table-row table:style-name="ro4" table:number-rows-repeated="151">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6">2022/04/26</text:date>, <text:time>23:4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23H20M54S</meta:editing-duration>
    <meta:editing-cycles>102</meta:editing-cycles>
    <meta:generator>OpenOffice/4.1.6$Win32 OpenOffice.org_project/416m1$Build-9790</meta:generator>
    <dc:date>2022-04-26T23:41:06.06</dc:date>
    <meta:document-statistic meta:table-count="1" meta:cell-count="42" meta:object-count="0"/>
    <meta:user-defined meta:name="Info 1"/>
    <meta:user-defined meta:name="Info 2"/>
    <meta:user-defined meta:name="Info 3"/>
    <meta:user-defined meta:name="Info 4"/>
  </office:meta>
</office:document-meta>
</file>